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C1C4883C11EC249E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1.097cm" fo:min-width="0.847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995cm" fo:min-width="0.74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906cm" fo:min-width="0.745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817cm" fo:min-width="0.656cm" fo:padding-top="0.176cm" fo:padding-bottom="0.176cm" fo:padding-left="0.301cm" fo:padding-right="0.301cm"/>
    </style:style>
    <style:style style:name="gr6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19.605cm" draw:transform="skewX (0.000349065850398866) rotate (0.000349065850398866) translate (0cm 1.207cm)">
          <draw:image xlink:href="Pictures/1000000000000230000001C1C4883C11EC249E8E.png" xlink:type="simple" xlink:show="embed" xlink:actuate="onLoad">
            <text:p/>
          </draw:image>
        </draw:frame>
        <draw:custom-shape draw:style-name="gr2" draw:text-style-name="P2" draw:layer="layout" svg:width="1.905cm" svg:height="1.905cm" svg:x="11.922cm" svg:y="2.14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22.59cm" svg:y="17.00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.381cm" svg:y="15.47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0.652cm" svg:y="14.08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9.034cm" svg:y="12.30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7.51cm" svg:y="9.8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3.573cm" svg:y="8.49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05cm" svg:height="1.778cm" svg:x="1.508cm" svg:y="7.6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78cm" svg:height="1.651cm" svg:x="0.619cm" svg:y="5.69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25.638cm" svg:y="4.42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905cm" svg:x="18.653cm" svg:y="3.5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78cm" svg:height="1.651cm" svg:x="21.701cm" svg:y="6.58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1.574cm" svg:y1="7.223cm" svg:x2="15.986cm" svg:y2="6.588cm">
          <text:p/>
        </draw:line>
        <draw:line draw:style-name="gr6" draw:text-style-name="P1" draw:layer="layout" svg:x1="2.27cm" svg:y1="6.715cm" svg:x2="5.826cm" svg:y2="6.461cm">
          <text:p/>
        </draw:line>
        <draw:custom-shape draw:style-name="gr3" draw:text-style-name="P2" draw:layer="layout" svg:width="1.905cm" svg:height="1.905cm" svg:x="9.763cm" svg:y="18.01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.167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9:04:48.863000000</meta:creation-date>
    <dc:date>2016-01-10T01:38:00.393000000</dc:date>
    <meta:editing-duration>PT1H53M35S</meta:editing-duration>
    <meta:editing-cycles>3</meta:editing-cycles>
    <meta:generator>LibreOffice/5.0.3.2$Windows_x86 LibreOffice_project/e5f16313668ac592c1bfb310f4390624e3dbfb75</meta:generator>
    <meta:document-statistic meta:object-count="16"/>
  </office:meta>
</office:document-meta>
</file>